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1968" calcext:value-type="float">
            <text:p>29.4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0632" calcext:value-type="float">
            <text:p>29.4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1488" calcext:value-type="float">
            <text:p>29.4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0632" calcext:value-type="float">
            <text:p>29.4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3576" calcext:value-type="float">
            <text:p>29.3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5872" calcext:value-type="float">
            <text:p>29.4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9672" calcext:value-type="float">
            <text:p>29.3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1864" calcext:value-type="float">
            <text:p>29.3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796" calcext:value-type="float">
            <text:p>29.3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5288" calcext:value-type="float">
            <text:p>29.3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6144" calcext:value-type="float">
            <text:p>29.3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6144" calcext:value-type="float">
            <text:p>29.3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5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34" calcext:value-type="float">
            <text:p>27.2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9728" calcext:value-type="float">
            <text:p>42.0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3632" calcext:value-type="float">
            <text:p>42.0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5824" calcext:value-type="float">
            <text:p>42.0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2208" calcext:value-type="float">
            <text:p>35.1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8176" calcext:value-type="float">
            <text:p>28.0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4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3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3336" calcext:value-type="float">
            <text:p>27.4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2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872" calcext:value-type="float">
            <text:p>27.5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9033" calcext:value-type="float">
            <text:p>28.8390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04188387097" calcext:value-type="float">
            <text:p>28.89041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1723870968" calcext:value-type="float">
            <text:p>28.93417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8722580645" calcext:value-type="float">
            <text:p>28.9048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12864516129" calcext:value-type="float">
            <text:p>28.8512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06456" calcext:value-type="float">
            <text:p>28.99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90825806452" calcext:value-type="float">
            <text:p>29.0390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409" calcext:value-type="float">
            <text:p>28.914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51768" calcext:value-type="float">
            <text:p>29.07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81628387097" calcext:value-type="float">
            <text:p>29.12816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47096" calcext:value-type="float">
            <text:p>28.99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7039" calcext:value-type="float">
            <text:p>28.8870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7302068965" calcext:value-type="float">
            <text:p>28.9257302068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47655" calcext:value-type="float">
            <text:p>28.9847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6063483871" calcext:value-type="float">
            <text:p>29.04606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8688" calcext:value-type="float">
            <text:p>29.02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6709677419" calcext:value-type="float">
            <text:p>28.9166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23971612903" calcext:value-type="float">
            <text:p>28.69239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59472" calcext:value-type="float">
            <text:p>28.68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3959483871" calcext:value-type="float">
            <text:p>28.21395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81688" calcext:value-type="float">
            <text:p>27.86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61465806452" calcext:value-type="float">
            <text:p>27.64614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4844137931" calcext:value-type="float">
            <text:p>27.563484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34802580645" calcext:value-type="float">
            <text:p>27.67348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24557419355" calcext:value-type="float">
            <text:p>28.20245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68672" calcext:value-type="float">
            <text:p>28.42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48575" calcext:value-type="float">
            <text:p>28.27048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7988" calcext:value-type="float">
            <text:p>28.09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89798709677" calcext:value-type="float">
            <text:p>28.11897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52201290323" calcext:value-type="float">
            <text:p>28.34522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5450322581" calcext:value-type="float">
            <text:p>28.43754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36118709677" calcext:value-type="float">
            <text:p>28.60361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0888" calcext:value-type="float">
            <text:p>28.49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01419354839" calcext:value-type="float">
            <text:p>28.4201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7346086956" calcext:value-type="float">
            <text:p>28.389734608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35135483871" calcext:value-type="float">
            <text:p>28.6035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1911483871" calcext:value-type="float">
            <text:p>28.59191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3163870968" calcext:value-type="float">
            <text:p>28.56231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9145806452" calcext:value-type="float">
            <text:p>28.45691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7072" calcext:value-type="float">
            <text:p>28.79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67050322581" calcext:value-type="float">
            <text:p>29.33670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09475" calcext:value-type="float">
            <text:p>29.71409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54264" calcext:value-type="float">
            <text:p>30.00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88209032258" calcext:value-type="float">
            <text:p>29.96882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52848" calcext:value-type="float">
            <text:p>29.68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922575" calcext:value-type="float">
            <text:p>29.61922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81828571429" calcext:value-type="float">
            <text:p>29.5481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0534193548" calcext:value-type="float">
            <text:p>29.58005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04929032258" calcext:value-type="float">
            <text:p>29.6304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42812903226" calcext:value-type="float">
            <text:p>29.5842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71385806452" calcext:value-type="float">
            <text:p>29.48713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43048" calcext:value-type="float">
            <text:p>29.46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0400516129" calcext:value-type="float">
            <text:p>29.53040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566525" calcext:value-type="float">
            <text:p>29.32566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70944" calcext:value-type="float">
            <text:p>29.1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43401290323" calcext:value-type="float">
            <text:p>28.92434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17256" calcext:value-type="float">
            <text:p>28.74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78775" calcext:value-type="float">
            <text:p>28.7378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48612413793" calcext:value-type="float">
            <text:p>28.804861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23158709677" calcext:value-type="float">
            <text:p>28.90231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0615483871" calcext:value-type="float">
            <text:p>28.890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7336774194" calcext:value-type="float">
            <text:p>28.75473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52256" calcext:value-type="float">
            <text:p>28.80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01352258065" calcext:value-type="float">
            <text:p>29.03013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973975" calcext:value-type="float">
            <text:p>29.15973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64952" calcext:value-type="float">
            <text:p>29.00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0033846154" calcext:value-type="float">
            <text:p>28.690003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38776" calcext:value-type="float">
            <text:p>28.43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811825" calcext:value-type="float">
            <text:p>28.37811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87257142857" calcext:value-type="float">
            <text:p>28.4487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78281290323" calcext:value-type="float">
            <text:p>28.63782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20284444444" calcext:value-type="float">
            <text:p>28.732028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00663225806" calcext:value-type="float">
            <text:p>28.70006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88461935484" calcext:value-type="float">
            <text:p>28.54884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89776" calcext:value-type="float">
            <text:p>28.59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726225" calcext:value-type="float">
            <text:p>28.38726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7544" calcext:value-type="float">
            <text:p>28.18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71349677419" calcext:value-type="float">
            <text:p>28.05713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1752" calcext:value-type="float">
            <text:p>28.2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2244" calcext:value-type="float">
            <text:p>28.62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933" calcext:value-type="float">
            <text:p>28.929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983225806" calcext:value-type="float">
            <text:p>29.10849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34895483871" calcext:value-type="float">
            <text:p>29.1734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26278709677" calcext:value-type="float">
            <text:p>29.11262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80647741935" calcext:value-type="float">
            <text:p>28.958064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7296" calcext:value-type="float">
            <text:p>28.77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84929032258" calcext:value-type="float">
            <text:p>28.8684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26" calcext:value-type="float">
            <text:p>29.38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3313548387" calcext:value-type="float">
            <text:p>29.37033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54504" calcext:value-type="float">
            <text:p>29.43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74675" calcext:value-type="float">
            <text:p>29.59674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3537142857" calcext:value-type="float">
            <text:p>29.66335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04929032258" calcext:value-type="float">
            <text:p>29.6304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84975483871" calcext:value-type="float">
            <text:p>29.6184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6824" calcext:value-type="float">
            <text:p>30.9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7848" calcext:value-type="float">
            <text:p>30.7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7848" calcext:value-type="float">
            <text:p>30.7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6808" calcext:value-type="float">
            <text:p>30.0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608" calcext:value-type="float">
            <text:p>30.0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0396" calcext:value-type="float">
            <text:p>30.60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6902857143" calcext:value-type="float">
            <text:p>28.34669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973" calcext:value-type="float">
            <text:p>28.319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0967" calcext:value-type="float">
            <text:p>28.3109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47171612903" calcext:value-type="float">
            <text:p>28.20471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010725" calcext:value-type="float">
            <text:p>28.29010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7943225806" calcext:value-type="float">
            <text:p>29.19079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304825" calcext:value-type="float">
            <text:p>29.72304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22975" calcext:value-type="float">
            <text:p>29.8122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00356129032" calcext:value-type="float">
            <text:p>29.88003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12725" calcext:value-type="float">
            <text:p>29.59312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43396129032" calcext:value-type="float">
            <text:p>29.26433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9685" calcext:value-type="float">
            <text:p>29.0849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77648" calcext:value-type="float">
            <text:p>29.20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84425" calcext:value-type="float">
            <text:p>29.23384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26475" calcext:value-type="float">
            <text:p>29.16926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01409032258" calcext:value-type="float">
            <text:p>29.10014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486575" calcext:value-type="float">
            <text:p>29.02486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276025" calcext:value-type="float">
            <text:p>28.94276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58325" calcext:value-type="float">
            <text:p>29.05058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3551" calcext:value-type="float">
            <text:p>29.1735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35357419355" calcext:value-type="float">
            <text:p>29.22353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16725" calcext:value-type="float">
            <text:p>29.15116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80996129032" calcext:value-type="float">
            <text:p>28.86809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82295" calcext:value-type="float">
            <text:p>29.2682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19982857143" calcext:value-type="float">
            <text:p>29.92199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18918709677" calcext:value-type="float">
            <text:p>30.08189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88575" calcext:value-type="float">
            <text:p>30.32788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53415" calcext:value-type="float">
            <text:p>30.54534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93207272727" calcext:value-type="float">
            <text:p>30.679320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2286451613" calcext:value-type="float">
            <text:p>30.73622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66654545454" calcext:value-type="float">
            <text:p>30.8166654545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28043870968" calcext:value-type="float">
            <text:p>30.94280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1772" calcext:value-type="float">
            <text:p>30.94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77815384615" calcext:value-type="float">
            <text:p>30.60778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30072258064" calcext:value-type="float">
            <text:p>30.673007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6863" calcext:value-type="float">
            <text:p>30.526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5543225806" calcext:value-type="float">
            <text:p>30.31855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2145" calcext:value-type="float">
            <text:p>30.2912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38314482759" calcext:value-type="float">
            <text:p>30.313831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933" calcext:value-type="float">
            <text:p>30.3249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093125" calcext:value-type="float">
            <text:p>30.31093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28632258065" calcext:value-type="float">
            <text:p>30.2828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21325" calcext:value-type="float">
            <text:p>30.28121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37421935484" calcext:value-type="float">
            <text:p>30.38374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13211428571" calcext:value-type="float">
            <text:p>30.49132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00375" calcext:value-type="float">
            <text:p>30.51000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2446451613" calcext:value-type="float">
            <text:p>30.48324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805875" calcext:value-type="float">
            <text:p>30.18805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14931612903" calcext:value-type="float">
            <text:p>29.84149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71925" calcext:value-type="float">
            <text:p>29.75771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34712" calcext:value-type="float">
            <text:p>29.70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75475" calcext:value-type="float">
            <text:p>29.66075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94025" calcext:value-type="float">
            <text:p>29.62094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674425" calcext:value-type="float">
            <text:p>29.57674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1187096774" calcext:value-type="float">
            <text:p>29.6231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44082580645" calcext:value-type="float">
            <text:p>29.76440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1375" calcext:value-type="float">
            <text:p>29.6751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2683636364" calcext:value-type="float">
            <text:p>29.602268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43224" calcext:value-type="float">
            <text:p>29.55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37375" calcext:value-type="float">
            <text:p>29.27937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573" calcext:value-type="float">
            <text:p>28.968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16105806452" calcext:value-type="float">
            <text:p>28.69161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6306206897" calcext:value-type="float">
            <text:p>28.575630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91125" calcext:value-type="float">
            <text:p>28.6269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0819" calcext:value-type="float">
            <text:p>28.6508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1620645161" calcext:value-type="float">
            <text:p>28.49516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59927272727" calcext:value-type="float">
            <text:p>28.43599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8068" calcext:value-type="float">
            <text:p>28.73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83525" calcext:value-type="float">
            <text:p>28.7283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6581818182" calcext:value-type="float">
            <text:p>28.64565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3608" calcext:value-type="float">
            <text:p>28.26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92276363636" calcext:value-type="float">
            <text:p>27.579227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92016" calcext:value-type="float">
            <text:p>27.0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67902857143" calcext:value-type="float">
            <text:p>27.87679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21675" calcext:value-type="float">
            <text:p>28.40421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03425" calcext:value-type="float">
            <text:p>28.84903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4583225806" calcext:value-type="float">
            <text:p>29.16945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66531612903" calcext:value-type="float">
            <text:p>29.21665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1568695652" calcext:value-type="float">
            <text:p>28.952156869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9736516129" calcext:value-type="float">
            <text:p>28.78973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2896" calcext:value-type="float">
            <text:p>28.80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4067096774" calcext:value-type="float">
            <text:p>28.87940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18704516129" calcext:value-type="float">
            <text:p>28.95187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819075" calcext:value-type="float">
            <text:p>28.95819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6379354839" calcext:value-type="float">
            <text:p>29.34063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17575" calcext:value-type="float">
            <text:p>29.3017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27664516129" calcext:value-type="float">
            <text:p>29.2627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6275" calcext:value-type="float">
            <text:p>29.0236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06849032258" calcext:value-type="float">
            <text:p>28.88068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35125" calcext:value-type="float">
            <text:p>29.09935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28272" calcext:value-type="float">
            <text:p>29.12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630075" calcext:value-type="float">
            <text:p>29.07630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058075" calcext:value-type="float">
            <text:p>29.03058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31659354839" calcext:value-type="float">
            <text:p>28.99316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57375" calcext:value-type="float">
            <text:p>28.97457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71971612903" calcext:value-type="float">
            <text:p>28.99719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96575" calcext:value-type="float">
            <text:p>29.06296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11" calcext:value-type="float">
            <text:p>29.074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45135483871" calcext:value-type="float">
            <text:p>28.9845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4065" calcext:value-type="float">
            <text:p>28.7794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06854193548" calcext:value-type="float">
            <text:p>28.54068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42175" calcext:value-type="float">
            <text:p>28.52042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93699310345" calcext:value-type="float">
            <text:p>28.539369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748025" calcext:value-type="float">
            <text:p>28.60748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376925" calcext:value-type="float">
            <text:p>28.63376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49883870968" calcext:value-type="float">
            <text:p>28.6049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71255" calcext:value-type="float">
            <text:p>28.8171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7304" calcext:value-type="float">
            <text:p>29.13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7425" calcext:value-type="float">
            <text:p>29.1817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4803" calcext:value-type="float">
            <text:p>29.2848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4996129032" calcext:value-type="float">
            <text:p>29.40149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363" calcext:value-type="float">
            <text:p>29.1933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6229677419" calcext:value-type="float">
            <text:p>28.91362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93375" calcext:value-type="float">
            <text:p>28.80693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05031724138" calcext:value-type="float">
            <text:p>29.040503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577175" calcext:value-type="float">
            <text:p>29.41577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21675" calcext:value-type="float">
            <text:p>29.54721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5262222222" calcext:value-type="float">
            <text:p>29.638526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543075" calcext:value-type="float">
            <text:p>29.73543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1863225806" calcext:value-type="float">
            <text:p>29.66018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835475" calcext:value-type="float">
            <text:p>29.50835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137775" calcext:value-type="float">
            <text:p>29.31137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54908387097" calcext:value-type="float">
            <text:p>29.08549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05825" calcext:value-type="float">
            <text:p>28.66005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95868387097" calcext:value-type="float">
            <text:p>28.32958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21525" calcext:value-type="float">
            <text:p>28.39221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21925517241" calcext:value-type="float">
            <text:p>28.552192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80755" calcext:value-type="float">
            <text:p>28.79807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27725" calcext:value-type="float">
            <text:p>28.88827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0273548387" calcext:value-type="float">
            <text:p>28.84302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49385" calcext:value-type="float">
            <text:p>28.8449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67630967742" calcext:value-type="float">
            <text:p>29.18676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34175" calcext:value-type="float">
            <text:p>29.40434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10325" calcext:value-type="float">
            <text:p>29.40110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3643870968" calcext:value-type="float">
            <text:p>29.32736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6495" calcext:value-type="float">
            <text:p>29.19964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84521290323" calcext:value-type="float">
            <text:p>29.05845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637" calcext:value-type="float">
            <text:p>29.0996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1232" calcext:value-type="float">
            <text:p>29.2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59385" calcext:value-type="float">
            <text:p>29.2259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64075" calcext:value-type="float">
            <text:p>29.12964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16621935484" calcext:value-type="float">
            <text:p>28.98166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302725" calcext:value-type="float">
            <text:p>28.79302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7372903226" calcext:value-type="float">
            <text:p>28.66073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581" calcext:value-type="float">
            <text:p>28.651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69325" calcext:value-type="float">
            <text:p>28.7969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60578064516" calcext:value-type="float">
            <text:p>28.97605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067975" calcext:value-type="float">
            <text:p>29.06067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603625" calcext:value-type="float">
            <text:p>29.24603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236775" calcext:value-type="float">
            <text:p>29.61236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64623448276" calcext:value-type="float">
            <text:p>30.106462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36875" calcext:value-type="float">
            <text:p>30.38236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637425" calcext:value-type="float">
            <text:p>30.42637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47138064516" calcext:value-type="float">
            <text:p>30.41471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7025" calcext:value-type="float">
            <text:p>30.3857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17936" calcext:value-type="float">
            <text:p>30.30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95098181818" calcext:value-type="float">
            <text:p>30.229509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339" calcext:value-type="float">
            <text:p>30.1443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71261935484" calcext:value-type="float">
            <text:p>30.02712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058425" calcext:value-type="float">
            <text:p>29.82058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0250322581" calcext:value-type="float">
            <text:p>29.61102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122225" calcext:value-type="float">
            <text:p>29.59122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3153103448" calcext:value-type="float">
            <text:p>29.718315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239025" calcext:value-type="float">
            <text:p>29.79239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7235" calcext:value-type="float">
            <text:p>29.7917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5736774194" calcext:value-type="float">
            <text:p>29.76057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456975" calcext:value-type="float">
            <text:p>29.70456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6170322581" calcext:value-type="float">
            <text:p>29.77561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25325" calcext:value-type="float">
            <text:p>29.83925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90615" calcext:value-type="float">
            <text:p>29.8290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69241290323" calcext:value-type="float">
            <text:p>29.78692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05555" calcext:value-type="float">
            <text:p>29.5905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28877419355" calcext:value-type="float">
            <text:p>29.3728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908425" calcext:value-type="float">
            <text:p>29.24908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38046896552" calcext:value-type="float">
            <text:p>29.153804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4865" calcext:value-type="float">
            <text:p>29.0384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1146" calcext:value-type="float">
            <text:p>28.981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52944516129" calcext:value-type="float">
            <text:p>28.91529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646125" calcext:value-type="float">
            <text:p>28.83646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81109677419" calcext:value-type="float">
            <text:p>29.0081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467" calcext:value-type="float">
            <text:p>29.2634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33047741935" calcext:value-type="float">
            <text:p>28.973304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177275" calcext:value-type="float">
            <text:p>28.66177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1437419355" calcext:value-type="float">
            <text:p>28.37314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47895" calcext:value-type="float">
            <text:p>28.4147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63608" calcext:value-type="float">
            <text:p>28.896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296325" calcext:value-type="float">
            <text:p>29.04296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57675" calcext:value-type="float">
            <text:p>28.99857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61561290323" calcext:value-type="float">
            <text:p>28.9761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427675" calcext:value-type="float">
            <text:p>28.88427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5793548387" calcext:value-type="float">
            <text:p>28.6875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491225" calcext:value-type="float">
            <text:p>28.63491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737125" calcext:value-type="float">
            <text:p>28.49737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64637419355" calcext:value-type="float">
            <text:p>28.26646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64365" calcext:value-type="float">
            <text:p>27.87643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4012903226" calcext:value-type="float">
            <text:p>27.4964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527225" calcext:value-type="float">
            <text:p>27.70527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3577931034" calcext:value-type="float">
            <text:p>28.166357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4891034483" calcext:value-type="float">
            <text:p>28.599489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27114482759" calcext:value-type="float">
            <text:p>28.972711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75094193548" calcext:value-type="float">
            <text:p>29.03750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86325" calcext:value-type="float">
            <text:p>29.00486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332925" calcext:value-type="float">
            <text:p>28.92332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35419354839" calcext:value-type="float">
            <text:p>28.9535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969725" calcext:value-type="float">
            <text:p>28.81969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19576774194" calcext:value-type="float">
            <text:p>28.64195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0655" calcext:value-type="float">
            <text:p>28.3370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6144" calcext:value-type="float">
            <text:p>28.0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507" calcext:value-type="float">
            <text:p>28.0595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9334" calcext:value-type="float">
            <text:p>28.199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51275294118" calcext:value-type="float">
            <text:p>28.3851275294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318025" calcext:value-type="float">
            <text:p>28.49318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80632" calcext:value-type="float">
            <text:p>28.59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58625" calcext:value-type="float">
            <text:p>29.07458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5246451613" calcext:value-type="float">
            <text:p>29.29452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6664516129" calcext:value-type="float">
            <text:p>29.356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820825" calcext:value-type="float">
            <text:p>29.09820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6663" calcext:value-type="float">
            <text:p>28.9266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84308571429" calcext:value-type="float">
            <text:p>28.73843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8053" calcext:value-type="float">
            <text:p>28.618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10432" calcext:value-type="float">
            <text:p>28.31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9814" calcext:value-type="float">
            <text:p>28.229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9296" calcext:value-type="float">
            <text:p>28.08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1576774194" calcext:value-type="float">
            <text:p>27.95615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1620645161" calcext:value-type="float">
            <text:p>27.73316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731525" calcext:value-type="float">
            <text:p>27.28731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26020645161" calcext:value-type="float">
            <text:p>27.06260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5345" calcext:value-type="float">
            <text:p>27.525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32405517241" calcext:value-type="float">
            <text:p>27.793240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8859354839" calcext:value-type="float">
            <text:p>27.89588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0665" calcext:value-type="float">
            <text:p>28.1806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0764" calcext:value-type="float">
            <text:p>28.21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66175" calcext:value-type="float">
            <text:p>28.15466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0260645161" calcext:value-type="float">
            <text:p>28.16902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01154285714" calcext:value-type="float">
            <text:p>27.92011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8136774194" calcext:value-type="float">
            <text:p>27.87081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12075" calcext:value-type="float">
            <text:p>27.63612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81312" calcext:value-type="float">
            <text:p>27.61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683875" calcext:value-type="float">
            <text:p>28.04683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18231428571" calcext:value-type="float">
            <text:p>28.41182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25025" calcext:value-type="float">
            <text:p>28.67225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32415483871" calcext:value-type="float">
            <text:p>28.71324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08483076923" calcext:value-type="float">
            <text:p>28.650848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28864" calcext:value-type="float">
            <text:p>28.73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6332903226" calcext:value-type="float">
            <text:p>28.97163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933001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48" meta:object-count="0"/>
    <meta:user-defined meta:name="AppVersion">3.0</meta:user-defined>
  </office:meta>
</office:document-meta>
</file>